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NCross" table:style-name="ta1">
        <table:shapes>
          <draw:frame draw:z-index="0" draw:style-name="gr1" draw:text-style-name="P1" svg:width="159.99mm" svg:height="89.99mm" svg:x="25.38mm" svg:y="1mm">
            <loext:p draw:notify-on-update-of-ranges="NNCross.A1:NNCross.A10 NNCross.B1:NNCross.B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88778" calcext:value-type="float">
            <text:p>4,887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23691" calcext:value-type="float">
            <text:p>5,236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53865" calcext:value-type="float">
            <text:p>4,538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88778" calcext:value-type="float">
            <text:p>4,8877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.18703" calcext:value-type="float">
            <text:p>5,1870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.68579" calcext:value-type="float">
            <text:p>5,6857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3292" calcext:value-type="float">
            <text:p>6,832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.27681" calcext:value-type="float">
            <text:p>9,2768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.4738" calcext:value-type="float">
            <text:p>10,473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.0249" calcext:value-type="float">
            <text:p>10,02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8T00:23:17.553838767</dc:date>
    <meta:editing-duration>PT2M2S</meta:editing-duration>
    <meta:editing-cycles>1</meta:editing-cycles>
    <meta:document-statistic meta:table-count="1" meta:cell-count="2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NNCross.A1:NNCross.B10" svg:x="1.331cm" svg:y="0.18cm" svg:width="14.349cm" svg:height="7.659cm">
          <chartooo:coordinate-region svg:x="1.767cm" svg:y="0.379cm" svg:width="13.448cm" svg:height="6.813cm"/>
          <chart:axis chart:dimension="x" chart:name="primary-x" chart:style-name="ch3">
            <chart:title svg:x="7.204cm" svg:y="8.019cm" chart:style-name="ch4">
              <text:p>Number of nodes</text:p>
            </chart:title>
          </chart:axis>
          <chart:axis chart:dimension="y" chart:name="primary-y" chart:style-name="ch3">
            <chart:title svg:x="0.451cm" svg:y="5.641cm" chart:style-name="ch5">
              <text:p>Error over all the folds</text:p>
            </chart:title>
            <chart:grid chart:style-name="ch6" chart:class="major"/>
          </chart:axis>
          <chart:series chart:style-name="ch7" chart:values-cell-range-address="NNCross.B1:NNCross.B10" chart:class="chart:scatter">
            <chart:domain table:cell-range-address="NNCross.A1:NNCross.A10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NNCross.A1:NNCross.A10</svg:desc>
                </draw:g>
              </table:table-cell>
              <table:table-cell office:value-type="float" office:value="4.88778">
                <text:p>4.88778</text:p>
                <draw:g>
                  <svg:desc>NNCross.B1:NNCross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5.23691">
                <text:p>5.236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4.53865">
                <text:p>4.538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4.88778">
                <text:p>4.887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5.18703">
                <text:p>5.187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">
                <text:p>110</text:p>
              </table:table-cell>
              <table:table-cell office:value-type="float" office:value="5.68579">
                <text:p>5.685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">
                <text:p>130</text:p>
              </table:table-cell>
              <table:table-cell office:value-type="float" office:value="6.83292">
                <text:p>6.832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9.27681">
                <text:p>9.276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0">
                <text:p>170</text:p>
              </table:table-cell>
              <table:table-cell office:value-type="float" office:value="10.4738">
                <text:p>10.47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">
                <text:p>190</text:p>
              </table:table-cell>
              <table:table-cell office:value-type="float" office:value="10.0249">
                <text:p>10.02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